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0cf" officeooo:paragraph-rsid="001960cf"/>
    </style:style>
    <style:style style:name="P2" style:family="paragraph" style:parent-style-name="Standard">
      <style:paragraph-properties fo:text-align="center" style:justify-single-word="false"/>
      <style:text-properties officeooo:rsid="001960cf" officeooo:paragraph-rsid="001960cf"/>
    </style:style>
    <style:style style:name="T1" style:family="text">
      <style:text-properties fo:font-size="14pt" style:font-size-asian="12.25pt" style:font-size-complex="14pt"/>
    </style:style>
    <style:style style:name="T2"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2">Problem Statement</text:span></text:p>
      <text:p text:style-name="P2"><text:span text:style-name="T1"/></text:p>
      <text:p text:style-name="P1">We have provided the PFA location of multiple users. Using these location we have to address their home location and office location and also distance between home and work location. We also have to find locality of the user.</text:p>
      <text:p text:style-name="P1"/>
      <text:p text:style-name="P1">Subusername – ID of a particular user</text:p>
      <text:p text:style-name="P1">Latitude and Longitude – Location of a particular ping</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00:12:56.294155549</meta:creation-date>
    <dc:date>2019-07-16T00:25:14.159805420</dc:date>
    <meta:editing-duration>PT12M19S</meta:editing-duration>
    <meta:editing-cycles>1</meta:editing-cycles>
    <meta:document-statistic meta:table-count="0" meta:image-count="0" meta:object-count="0" meta:page-count="1" meta:paragraph-count="4" meta:word-count="55" meta:character-count="334" meta:non-whitespace-character-count="280"/>
    <meta:generator>LibreOffice/6.0.7.3$Linux_X86_64 LibreOffice_project/00m0$Build-3</meta:generator>
  </office:meta>
</office:document-meta>
</file>